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hangeLog" style:family="table">
      <style:table-properties style:width="6.925in" table:align="margins"/>
    </style:style>
    <style:style style:name="ChangeLog.A" style:family="table-column">
      <style:table-column-properties style:column-width="1.7313in" style:rel-column-width="16383*"/>
    </style:style>
    <style:style style:name="ChangeLog.D" style:family="table-column">
      <style:table-column-properties style:column-width="1.7313in" style:rel-column-width="16386*"/>
    </style:style>
    <style:style style:name="ChangeLog.A1" style:family="table-cell">
      <style:table-cell-properties fo:padding="0.0382in" fo:border-left="0.05pt solid #000000" fo:border-right="none" fo:border-top="0.05pt solid #000000" fo:border-bottom="0.05pt solid #000000"/>
    </style:style>
    <style:style style:name="ChangeLog.D1" style:family="table-cell">
      <style:table-cell-properties fo:padding="0.0382in" fo:border="0.05pt solid #000000"/>
    </style:style>
    <style:style style:name="ChangeLog.A2" style:family="table-cell">
      <style:table-cell-properties fo:padding="0.0382in" fo:border-left="0.05pt solid #000000" fo:border-right="none" fo:border-top="none" fo:border-bottom="0.05pt solid #000000"/>
    </style:style>
    <style:style style:name="ChangeLog.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0.0291in" fo:border-left="none" fo:border-right="none" fo:border-top="none" fo:border-bottom="0.06pt solid #000000" style:join-border="false"/>
      <style:text-properties style:font-name="Liberation Sans" fo:font-size="20pt" fo:font-weight="normal" style:font-size-asian="20pt" style:font-weight-asian="normal" style:font-size-complex="20pt" style:font-weight-complex="normal"/>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Table_20_Contents">
      <style:paragraph-properties fo:text-align="center" style:justify-single-word="false"/>
      <style:text-properties style:font-name="Liberation Sans" fo:font-size="18pt" style:font-size-asian="15.75pt" style:font-size-complex="18pt"/>
    </style:style>
    <style:style style:name="P5" style:family="paragraph" style:parent-style-name="Table_20_Contents">
      <style:paragraph-properties fo:text-align="center" style:justify-single-word="false"/>
      <style:text-properties style:font-name="Liberation Sans" fo:font-size="18pt" fo:font-weight="bold" style:font-size-asian="15.75pt" style:font-weight-asian="bold" style:font-size-complex="18pt" style:font-weight-complex="bold"/>
    </style:style>
    <style:style style:name="P6" style:family="paragraph" style:parent-style-name="Standard">
      <style:paragraph-properties fo:text-align="center" style:justify-single-word="false"/>
      <style:text-properties style:font-name="Liberation Sans"/>
    </style:style>
    <style:style style:name="P7" style:family="paragraph" style:parent-style-name="Standard">
      <style:paragraph-properties fo:text-align="center" style:justify-single-word="false"/>
      <style:text-properties style:font-name="Liberation Sans" fo:font-size="24pt" fo:font-weight="normal" style:font-size-asian="24pt" style:font-weight-asian="normal" style:font-size-complex="24pt" style:font-weight-complex="normal"/>
    </style:style>
    <style:style style:name="P8" style:family="paragraph" style:parent-style-name="Standard">
      <style:paragraph-properties fo:text-align="center" style:justify-single-word="false"/>
      <style:text-properties style:font-name="Liberation Sans" fo:font-size="24pt" fo:font-style="normal" fo:font-weight="normal" style:font-size-asian="24pt" style:font-style-asian="normal" style:font-weight-asian="normal" style:font-size-complex="24pt" style:font-style-complex="normal" style:font-weight-complex="normal"/>
    </style:style>
    <style:style style:name="P9" style:family="paragraph" style:parent-style-name="Standard">
      <style:paragraph-properties fo:text-align="center" style:justify-single-word="false"/>
      <style:text-properties style:font-name="Liberation Sans" fo:font-size="24pt" fo:font-style="normal" fo:font-weight="bold" style:font-size-asian="24pt" style:font-style-asian="normal" style:font-weight-asian="bold" style:font-size-complex="24pt" style:font-style-complex="normal" style:font-weight-complex="bold"/>
    </style:style>
    <style:style style:name="P10" style:family="paragraph" style:parent-style-name="Standard">
      <style:paragraph-properties fo:text-align="center" style:justify-single-word="false"/>
      <style:text-properties style:font-name="Liberation Sans" fo:font-size="18pt" fo:font-style="normal" fo:font-weight="normal" style:font-size-asian="15.75pt" style:font-style-asian="normal" style:font-weight-asian="normal" style:font-size-complex="18pt" style:font-style-complex="normal" style:font-weight-complex="normal"/>
    </style:style>
    <style:style style:name="P11" style:family="paragraph" style:parent-style-name="Standard">
      <style:paragraph-properties fo:text-align="start" style:justify-single-word="false"/>
      <style:text-properties style:font-name="Liberation Sans" fo:font-size="14pt"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center" style:justify-single-word="false"/>
      <style:text-properties style:font-name="Liberation Sans" fo:font-size="30pt" fo:font-weight="bold" style:font-size-asian="30pt" style:font-weight-asian="bold" style:font-size-complex="30pt" style:font-weight-complex="bold"/>
    </style:style>
    <style:style style:name="P13" style:family="paragraph" style:parent-style-name="Standard">
      <style:paragraph-properties fo:text-align="center" style:justify-single-word="false" fo:break-before="page"/>
      <style:text-properties style:font-name="Liberation Sans" fo:font-size="24pt" fo:font-style="normal" fo:font-weight="bold" style:font-size-asian="24pt" style:font-style-asian="normal" style:font-weight-asian="bold" style:font-size-complex="24pt" style:font-style-complex="normal" style:font-weight-complex="bold"/>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Standard">
      <style:paragraph-properties fo:text-align="center"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center" style:justify-single-word="false"/>
      <style:text-properties style:font-name="Liberation Sans" fo:font-size="18pt" fo:font-style="italic" fo:font-weight="normal" style:font-size-asian="15.75pt" style:font-style-asian="italic" style:font-weight-asian="normal" style:font-size-complex="18pt" style:font-style-complex="italic" style:font-weight-complex="normal"/>
    </style:style>
    <style:style style:name="P17" style:family="paragraph" style:parent-style-name="Standard">
      <style:paragraph-properties fo:text-align="center" style:justify-single-word="false"/>
      <style:text-properties style:font-name="Liberation Sans" fo:font-size="18pt" fo:font-style="normal" fo:font-weight="normal" style:font-size-asian="15.75pt" style:font-style-asian="normal" style:font-weight-asian="normal" style:font-size-complex="18pt" style:font-style-complex="normal" style:font-weight-complex="normal"/>
    </style:style>
    <style:style style:name="P18" style:family="paragraph" style:parent-style-name="Heading_20_2">
      <style:paragraph-properties fo:text-align="center" style:justify-single-word="false"/>
      <style:text-properties fo:font-size="20pt" fo:font-style="normal" style:font-size-asian="20pt" style:font-style-asian="normal" style:font-size-complex="20pt" style:font-style-complex="normal"/>
    </style:style>
    <style:style style:name="P19" style:family="paragraph" style:parent-style-name="Table_20_Contents">
      <style:paragraph-properties fo:text-align="center" style:justify-single-word="false"/>
      <style:text-properties style:font-name="Liberation Sans" fo:font-size="18pt" style:font-size-asian="15.75pt" style:font-size-complex="18pt"/>
    </style:style>
    <style:style style:name="P20" style:family="paragraph" style:parent-style-name="Heading_20_1">
      <style:paragraph-properties fo:text-align="center" style:justify-single-word="false" fo:break-before="page"/>
      <style:text-properties fo:font-size="24pt" style:font-size-asian="24pt" style:font-size-complex="24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12"><text:bookmark-start text:name="__RefHeading__1312_853950360"/>Battlestar<text:bookmark-end text:name="__RefHeading__1312_853950360"/></text:p>
      <text:p text:style-name="P7">Documentation</text:p>
      <text:p text:style-name="P7"/>
      <text:p text:style-name="P8">Team 11</text:p>
      <text:p text:style-name="P8">David Gay</text:p>
      <text:p text:style-name="P8">Scott Gunther</text:p>
      <text:p text:style-name="P8">Yigit Katkici</text:p>
      <text:p text:style-name="P8">Nathan Osborn</text:p>
      <text:p text:style-name="P8"/>
      <text:p text:style-name="P8">April 22, 2012</text:p>
      <text:p text:style-name="P8">unaccepted Revision 0.1</text:p>
      <text:p text:style-name="P13">Table of 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1338_853950360" text:style-name="Index_20_Link" text:visited-style-name="Index_20_Link">Change Log<text:tab/>3</text:a></text:p>
          <text:p text:style-name="P3"><text:a xlink:type="simple" xlink:href="#__RefHeading__1340_853950360" text:style-name="Index_20_Link" text:visited-style-name="Index_20_Link">Executive Overview<text:tab/>4</text:a></text:p>
          <text:p text:style-name="P3"><text:a xlink:type="simple" xlink:href="#__RefHeading__1342_853950360" text:style-name="Index_20_Link" text:visited-style-name="Index_20_Link">Audience<text:tab/>5</text:a></text:p>
          <text:p text:style-name="P3"><text:a xlink:type="simple" xlink:href="#__RefHeading__1344_853950360" text:style-name="Index_20_Link" text:visited-style-name="Index_20_Link">Assumptions<text:tab/>6</text:a></text:p>
          <text:p text:style-name="P3"><text:a xlink:type="simple" xlink:href="#__RefHeading__1346_853950360" text:style-name="Index_20_Link" text:visited-style-name="Index_20_Link">Gantt Chart<text:tab/>7</text:a></text:p>
          <text:p text:style-name="P3"><text:a xlink:type="simple" xlink:href="#__RefHeading__1348_853950360" text:style-name="Index_20_Link" text:visited-style-name="Index_20_Link">Program Overview<text:tab/>8</text:a></text:p>
          <text:p text:style-name="P3"><text:a xlink:type="simple" xlink:href="#__RefHeading__1350_853950360" text:style-name="Index_20_Link" text:visited-style-name="Index_20_Link">UML Diagram<text:tab/>9</text:a></text:p>
          <text:p text:style-name="P3"><text:a xlink:type="simple" xlink:href="#__RefHeading__1352_853950360" text:style-name="Index_20_Link" text:visited-style-name="Index_20_Link">Screenshots<text:tab/>10</text:a></text:p>
          <text:p text:style-name="P3"><text:a xlink:type="simple" xlink:href="#__RefHeading__1354_853950360" text:style-name="Index_20_Link" text:visited-style-name="Index_20_Link">Protocols<text:tab/>11</text:a></text:p>
          <text:p text:style-name="P14"><text:a xlink:type="simple" xlink:href="#__RefHeading__1356_853950360" text:style-name="Index_20_Link" text:visited-style-name="Index_20_Link">Chat Interaction<text:tab/>11</text:a></text:p>
          <text:p text:style-name="P3"><text:a xlink:type="simple" xlink:href="#__RefHeading__1358_853950360" text:style-name="Index_20_Link" text:visited-style-name="Index_20_Link">Data<text:tab/>12</text:a></text:p>
          <text:p text:style-name="P3"><text:a xlink:type="simple" xlink:href="#__RefHeading__1360_853950360" text:style-name="Index_20_Link" text:visited-style-name="Index_20_Link">TODO<text:tab/>13</text:a></text:p>
          <text:p text:style-name="P3"><text:a xlink:type="simple" xlink:href="#__RefHeading__1362_853950360" text:style-name="Index_20_Link" text:visited-style-name="Index_20_Link">Issues<text:tab/>14</text:a></text:p>
          <text:p text:style-name="P3"><text:a xlink:type="simple" xlink:href="#__RefHeading__1364_853950360" text:style-name="Index_20_Link" text:visited-style-name="Index_20_Link">License<text:tab/>15</text:a></text:p>
        </text:index-body>
      </text:table-of-content>
      <text:p text:style-name="P15"/>
      <text:h text:style-name="P20" text:outline-level="1"><text:bookmark-start text:name="__RefHeading__1338_853950360"/>Change Log<text:bookmark-end text:name="__RefHeading__1338_853950360"/></text:h>
      <text:p text:style-name="P16">Preferrably, changes are referenced through the git repo log on GitHub. However, this project also requires that we maintain this change log, especially since most team members don't know git. This log lists significant project changes.</text:p>
      <text:p text:style-name="P16"/>
      <text:p text:style-name="P11">Commit history: <text:s/><text:a xlink:type="simple" xlink:href="https://github.com/oddshocks/battlestar/commits/master/"><text:span text:style-name="T1">https://github.com/oddshocks/battlestar/commits/master/</text:span></text:a></text:p>
      <text:p text:style-name="P16"/>
      <table:table table:name="ChangeLog" table:style-name="ChangeLog">
        <table:table-column table:style-name="ChangeLog.A" table:number-columns-repeated="3"/>
        <table:table-column table:style-name="ChangeLog.D"/>
        <table:table-row>
          <table:table-cell table:style-name="ChangeLog.A1" office:value-type="string">
            <text:p text:style-name="P5">Member</text:p>
          </table:table-cell>
          <table:table-cell table:style-name="ChangeLog.A1" office:value-type="string">
            <text:p text:style-name="P5">Date</text:p>
          </table:table-cell>
          <table:table-cell table:style-name="ChangeLog.A1" office:value-type="string">
            <text:p text:style-name="P5">Message</text:p>
          </table:table-cell>
          <table:table-cell table:style-name="ChangeLog.D1" office:value-type="string">
            <text:p text:style-name="P5">Version</text:p>
          </table:table-cell>
        </table:table-row>
        <table:table-row>
          <table:table-cell table:style-name="ChangeLog.A2" office:value-type="string">
            <text:p text:style-name="P4">David Gay</text:p>
          </table:table-cell>
          <table:table-cell table:style-name="ChangeLog.A2" office:value-type="string">
            <text:p text:style-name="P4">April 11, 2012</text:p>
          </table:table-cell>
          <table:table-cell table:style-name="ChangeLog.A2" office:value-type="string">
            <text:p text:style-name="P4">Created repo</text:p>
          </table:table-cell>
          <table:table-cell table:style-name="ChangeLog.D2" office:value-type="string">
            <text:p text:style-name="P4">Design</text:p>
          </table:table-cell>
        </table:table-row>
        <table:table-row>
          <table:table-cell table:style-name="ChangeLog.A2" office:value-type="string">
            <text:p text:style-name="P4">David Gay</text:p>
          </table:table-cell>
          <table:table-cell table:style-name="ChangeLog.A2" office:value-type="string">
            <text:p text:style-name="P4">April 17, 2012</text:p>
          </table:table-cell>
          <table:table-cell table:style-name="ChangeLog.A2" office:value-type="string">
            <text:p text:style-name="P4">Created design doc</text:p>
          </table:table-cell>
          <table:table-cell table:style-name="ChangeLog.D2" office:value-type="string">
            <text:p text:style-name="P4">Design</text:p>
          </table:table-cell>
        </table:table-row>
        <table:table-row>
          <table:table-cell table:style-name="ChangeLog.A2" office:value-type="string">
            <text:p text:style-name="P4">Nathan Osborn</text:p>
          </table:table-cell>
          <table:table-cell table:style-name="ChangeLog.A2" office:value-type="string">
            <text:p text:style-name="P4">April 19, 2012</text:p>
          </table:table-cell>
          <table:table-cell table:style-name="ChangeLog.A2" office:value-type="string">
            <text:p text:style-name="P4">Added to design doc</text:p>
          </table:table-cell>
          <table:table-cell table:style-name="ChangeLog.D2" office:value-type="string">
            <text:p text:style-name="P4">Design</text:p>
          </table:table-cell>
        </table:table-row>
        <table:table-row>
          <table:table-cell table:style-name="ChangeLog.A2" office:value-type="string">
            <text:p text:style-name="P4">Yigit Katkici</text:p>
          </table:table-cell>
          <table:table-cell table:style-name="ChangeLog.A2" office:value-type="string">
            <text:p text:style-name="P4">April 22, 2012</text:p>
          </table:table-cell>
          <table:table-cell table:style-name="ChangeLog.A2" office:value-type="string">
            <text:p text:style-name="P4">Added to design doc</text:p>
          </table:table-cell>
          <table:table-cell table:style-name="ChangeLog.D2" office:value-type="string">
            <text:p text:style-name="P4">Design</text:p>
          </table:table-cell>
        </table:table-row>
        <table:table-row>
          <table:table-cell table:style-name="ChangeLog.A2" office:value-type="string">
            <text:p text:style-name="P4">David Gay</text:p>
          </table:table-cell>
          <table:table-cell table:style-name="ChangeLog.A2" office:value-type="string">
            <text:p text:style-name="P4">April 22, 2012</text:p>
          </table:table-cell>
          <table:table-cell table:style-name="ChangeLog.A2" office:value-type="string">
            <text:p text:style-name="P4">Edited and added to design doc</text:p>
          </table:table-cell>
          <table:table-cell table:style-name="ChangeLog.D2" office:value-type="string">
            <text:p text:style-name="P4">Design</text:p>
          </table:table-cell>
        </table:table-row>
      </table:table>
      <text:p text:style-name="P10">1</text:p>
      <text:h text:style-name="P20" text:outline-level="1"><text:bookmark-start text:name="__RefHeading__1340_853950360"/>Executive Overview<text:bookmark-end text:name="__RefHeading__1340_853950360"/></text:h>
      <text:p text:style-name="P9"/>
      <text:p text:style-name="P10">This is a two-player strategy game based on the popular television show <text:span text:style-name="T2">Battlestar Galactica</text:span>. One player represents the human race and the other player takes control of the Cylons, human-created beings bent on destroying their old masters. The Cylons have launched an attack on the humans and have destroyed the 12 human colonies. The Humans' goal is to reach the lost 13<text:span text:style-name="T3">th</text:span> colony, Earth, and the Cylons aren't going to make it easy.</text:p>
      <text:p text:style-name="P10"/>
      <text:p text:style-name="P10">This tactical game features two fields of play. The first is the Global View, which displays the locations of players' fleets on an interconnected, web-like map. When enemy ships meet, the interface switches to the Battle View. This field of play pits players' ships against each other in a chess-like format. The winner of the battle gets control of the contested territory, and the loser's fleet is destroyed.</text:p>
      <text:p text:style-name="P10"/>
      <text:p text:style-name="P10">VIPs (Very Important Persons) are placed by each team on ships (or fleets, perhaps) of their choosing. If all of a side's VIPs are destroyed, that side loses the game. Ergo, there are two victory conditions for each team.</text:p>
      <text:p text:style-name="P10"/>
      <text:p text:style-name="P10">Special events can occur outside of either player's control. These random events may give one player an extra edge, making the game a bit spontaneous.</text:p>
      <text:h text:style-name="P20" text:outline-level="1"><text:bookmark-start text:name="__RefHeading__1342_853950360"/>Audience<text:bookmark-end text:name="__RefHeading__1342_853950360"/></text:h>
      <text:p text:style-name="P9"/>
      <text:p text:style-name="P10">Hello there! If you're reading this, chances are you're wondering how we went about designing this game! Perhaps you're an interested programmer. We hope that be reading this document, for whatever reason, you are able to get a good feel of how our project came to be.</text:p>
      <text:p text:style-name="P10"/>
      <text:p text:style-name="P10">Our game's audience is of course actual <text:span text:style-name="T2">Battlestar Galactica</text:span> fans. We confess that they compose only 25% of our team. Thankfully, this means that Battlestar is easily accessible (and fun) for anyone who is able to read the manual!</text:p>
      <text:h text:style-name="P20" text:outline-level="1"><text:bookmark-start text:name="__RefHeading__1344_853950360"/>Assumptions<text:bookmark-end text:name="__RefHeading__1344_853950360"/></text:h>
      <text:p text:style-name="P9"/>
      <text:p text:style-name="P10">It is likely that we need to grasp all aspects of the game before going ahead and programming. For this purpose, we sketched out on paper how we thought the game would look. That gave us the levitation to make right assumption and ensured that all of us understand ho the game works.</text:p>
      <text:p text:style-name="P10"/>
      <text:p text:style-name="P10">Since the game is going to be multiplayer over the Internet, we need to add network functionality. For this project, we will be implementing both a server and client. The client will send information during the game, and the server will do the number-crunching.</text:p>
      <text:p text:style-name="P10"/>
      <text:p text:style-name="P10">Another assumption we can make is that a new player will have no idea where to begin or how to play. We will include a game manual, as well as instructions accessible through our game menu that will explain the rules and perks of the game.</text:p>
      <text:h text:style-name="P20" text:outline-level="1"><text:bookmark-start text:name="__RefHeading__1346_853950360"/>Gantt Chart<text:bookmark-end text:name="__RefHeading__1346_853950360"/></text:h>
      <text:p text:style-name="P10"/>
      <text:p text:style-name="P10">Unfortunately, we're required to maintain an MPP file. Micro$oft.</text:p>
      <text:p text:style-name="P10"/>
      <text:p text:style-name="P10">The project file is located in the same directory as this file (project.mpp).</text:p>
      <text:h text:style-name="P20" text:outline-level="1"><text:bookmark-start text:name="__RefHeading__1348_853950360"/>Program Overview<text:bookmark-end text:name="__RefHeading__1348_853950360"/></text:h>
      <text:p text:style-name="P9"/>
      <text:p text:style-name="P10">[Overview of class and method functionality.]</text:p>
      <text:h text:style-name="P20" text:outline-level="1"><text:bookmark-start text:name="__RefHeading__1350_853950360"/>UML Diagram<text:bookmark-end text:name="__RefHeading__1350_853950360"/></text:h>
      <text:p text:style-name="P9"/>
      <text:p text:style-name="P10">[Will probably design with Dia or ArgoUML]</text:p>
      <text:h text:style-name="P20" text:outline-level="1"><text:bookmark-start text:name="__RefHeading__1352_853950360"/>Screenshots<text:bookmark-end text:name="__RefHeading__1352_853950360"/></text:h>
      <text:p text:style-name="P9"/>
      <text:p text:style-name="P10">[Insert screenshots of different views and functionality.]</text:p>
      <text:h text:style-name="P20" text:outline-level="1"><text:bookmark-start text:name="__RefHeading__1354_853950360"/>Protocols<text:bookmark-end text:name="__RefHeading__1354_853950360"/></text:h>
      <text:p text:style-name="P9"/>
      <text:p text:style-name="P10">[List used port numbers, protocol interface code for client and server, communication class, etc.]</text:p>
      <text:p text:style-name="P10"/>
      <text:h text:style-name="P18" text:outline-level="2"><text:bookmark-start text:name="__RefHeading__1356_853950360"/>Chat Interaction<text:bookmark-end text:name="__RefHeading__1356_853950360"/></text:h>
      <text:p text:style-name="P10"/>
      <text:p text:style-name="P10">[Detail communication between client and server.]</text:p>
      <text:h text:style-name="P20" text:outline-level="1"><text:bookmark-start text:name="__RefHeading__1358_853950360"/>Data<text:bookmark-end text:name="__RefHeading__1358_853950360"/></text:h>
      <text:p text:style-name="P9"/>
      <text:p text:style-name="P10">[List and describe files, URLs, and network connections. Do not include the data itself.]</text:p>
      <text:h text:style-name="P20" text:outline-level="1"><text:bookmark-start text:name="__RefHeading__1360_853950360"/>TODO<text:bookmark-end text:name="__RefHeading__1360_853950360"/></text:h>
      <text:p text:style-name="P9"/>
      <text:p text:style-name="P10">See TODO.md in root directory for prioritized future plans and completed tasks.</text:p>
      <text:h text:style-name="P20" text:outline-level="1"><text:bookmark-start text:name="__RefHeading__1362_853950360"/>Issues<text:bookmark-end text:name="__RefHeading__1362_853950360"/></text:h>
      <text:p text:style-name="P9"/>
      <text:p text:style-name="P10">See the issue tracker for bugs, enhancements, feature requests, and the like.</text:p>
      <text:p text:style-name="P10"/>
      <text:p text:style-name="P10">Issue tracker: <text:a xlink:type="simple" xlink:href="https://github.com/oddshocks/battlestar/issues">https://github.com/oddshocks/battlestar/issues</text:a></text:p>
      <text:h text:style-name="P20" text:outline-level="1"><text:bookmark-start text:name="__RefHeading__1364_853950360"/>License<text:bookmark-end text:name="__RefHeading__1364_853950360"/></text:h>
      <text:p text:style-name="P9"/>
      <text:p text:style-name="P10">We haven't quite discussed the license yet. Since we're using GitHub, it is assumed that everyone's cool with open source. Leaning toward GNU GPL in the interest of education and free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fo:font-size="20pt" style:font-weight-asian="normal"/>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text-properties fo:font-size="20pt"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0.0291in" fo:border-left="none" fo:border-right="none" fo:border-top="none" fo:border-bottom="0.06pt solid #000000" style:join-border="false"/>
      <style:text-properties style:font-name="Liberation Sans" fo:font-size="20pt" fo:font-weight="normal" style:font-size-asian="20pt" style:font-weight-asian="normal" style:font-size-complex="20pt" style:font-weight-complex="normal"/>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Battlestar Documentation</text:p>
      </style:header>
      <style:footer>
        <text:p text:style-name="MP2">Page <text:page-number text:select-page="current">15</text:page-number> of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ay</meta:initial-creator>
    <meta:creation-date>2012-04-17T11:20:52</meta:creation-date>
    <meta:generator>LibreOffice/3.5$Linux_X86_64 LibreOffice_project/281b639-6baa1d3-ef66a77-d866f25-f36d45f</meta:generator>
    <dc:date>2012-04-22T20:50:28</dc:date>
    <meta:editing-duration>PT1H17M23S</meta:editing-duration>
    <meta:editing-cycles>42</meta:editing-cycles>
    <meta:document-statistic meta:table-count="1" meta:image-count="0" meta:object-count="0" meta:page-count="15" meta:paragraph-count="88" meta:word-count="742" meta:character-count="4495" meta:non-whitespace-character-count="3840"/>
  </office:meta>
</office:document-meta>
</file>